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a7f41" officeooo:paragraph-rsid="001a7f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t the darkest end of the longest street in Celestine, there’s a streetlamp that never goes out even in the heaviest rains. <text:s/>It is here in the great city of restless souls that heroes wait for their final march home – why it has not yet begun, no one alive can tell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0T00:54:24.301386378</dc:date>
    <meta:editing-duration>PT39M53S</meta:editing-duration>
    <meta:editing-cycles>1</meta:editing-cycles>
    <meta:document-statistic meta:table-count="0" meta:image-count="0" meta:object-count="0" meta:page-count="1" meta:paragraph-count="1" meta:word-count="51" meta:character-count="269" meta:non-whitespace-character-count="214"/>
    <meta:generator>LibreOffice/24.2.2.2$Linux_X86_64 LibreOffice_project/420$Build-2</meta:generator>
  </office:meta>
</office:document-meta>
</file>